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2" svg:font-family="Tahoma"/>
    <style:font-face style:name="Arial Unicode MS" svg:font-family="'Arial Unicode MS'" style:font-pitch="variable"/>
    <style:font-face style:name="MS Mincho" svg:font-family="'MS Mincho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3.283cm" style:rel-column-width="12656*"/>
    </style:style>
    <style:style style:name="Table1.B" style:family="table-column">
      <style:table-column-properties style:column-width="13.716cm" style:rel-column-width="52879*"/>
    </style:style>
    <style:style style:name="Table1.A1" style:family="table-cell">
      <style:table-cell-properties fo:padding="0.097cm" fo:border="none"/>
    </style:style>
    <style:style style:name="P1" style:family="paragraph" style:parent-style-name="Standard">
      <style:text-properties style:font-name="Verdana" fo:font-size="10pt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style:font-name="Verdana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Verdana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Verdana" fo:font-size="10pt" style:text-underline-style="none" fo:font-weight="normal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Verdana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6" style:family="paragraph" style:parent-style-name="Table_20_Contents">
      <style:paragraph-properties fo:text-align="start" style:justify-single-word="false"/>
      <style:text-properties style:font-name="Verdana" fo:font-size="10pt" style:font-size-asian="10pt" style:font-size-complex="10pt"/>
    </style:style>
    <style:style style:name="P7" style:family="paragraph" style:parent-style-name="Standard">
      <style:paragraph-properties fo:text-align="start" style:justify-single-word="false"/>
      <style:text-properties style:font-name="Verdana" fo:font-size="10pt" style:font-size-asian="10pt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patient.entity.name" text:name="patientName"/>
        <text:user-field-decl office:value-type="string" office:string-value="patient.entity.description" text:name="patientDescription"/>
        <text:user-field-decl office:value-type="string" office:string-value="startTime" text:name="vaccinationDate"/>
        <text:user-field-decl office:value-type="string" office:string-value="[party:getBillingAddress(party:getPatientOwner(openvpms:get(.,'patient.entity')))]" text:name="ownerAddress"/>
        <text:user-field-decl office:value-type="string" office:string-value="[party:getPartyFullName(party:getPatientOwner(openvpms:get(.,'patient.entity')))]" text:name="ownerName"/>
        <text:user-field-decl office:value-type="string" office:string-value="patient.entity.sex" text:name="patientSex"/>
        <text:user-field-decl office:value-type="string" office:string-value="patient.entity.species" text:name="patientSpecies"/>
        <text:user-field-decl office:value-type="string" office:string-value="patient.entity.breed" text:name="patientBreed"/>
        <text:user-field-decl office:value-type="string" office:string-value="product.entity.printedName" text:name="productPrintedName"/>
        <text:user-field-decl office:value-type="string" office:string-value="clinician.entity.name" text:name="clinician"/>
      </text:user-field-decls>
      <text:p text:style-name="P1"/>
      <text:p text:style-name="P1"/>
      <text:p text:style-name="P1"/>
      <text:p text:style-name="P1"/>
      <text:p text:style-name="P1"/>
      <text:p text:style-name="Standard"/>
      <text:p text:style-name="Standard"/>
      <text:p text:style-name="Standard"/>
      <text:p text:style-name="P2">Desexing Certificate</text:p>
      <text:p text:style-name="P3"/>
      <text:p text:style-name="P4"/>
      <text:p text:style-name="P5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6">Owner</text:p>
          </table:table-cell>
          <table:table-cell table:style-name="Table1.A1" office:value-type="string">
            <text:p text:style-name="P6"><text:user-field-get text:name="ownerName">[party:getPartyFullName(party:getPatientOwner(openvpms:get(.,'patient.entity')))]</text:user-field-get></text:p>
          </table:table-cell>
        </table:table-row>
        <table:table-row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><text:user-field-get text:name="ownerAddress">[party:getBillingAddress(party:getPatientOwner(openvpms:get(.,'patient.entity')))]</text:user-field-get></text:p>
          </table:table-cell>
        </table:table-row>
        <table:table-row>
          <table:table-cell table:style-name="Table1.A1" office:value-type="string">
            <text:p text:style-name="P6">Patient</text:p>
          </table:table-cell>
          <table:table-cell table:style-name="Table1.A1" office:value-type="string">
            <text:p text:style-name="P6"><text:user-field-get text:name="patientName">patient.entity.name</text:user-field-get></text:p>
          </table:table-cell>
        </table:table-row>
        <table:table-row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><text:user-field-get text:name="patientDescription">patient.entity.description</text:user-field-get></text:p>
          </table:table-cell>
        </table:table-row>
      </table:table>
      <text:p text:style-name="P4"/>
      <text:p text:style-name="P4">This is to certify that the patient who's details appear above has been desexed.</text:p>
      <text:p text:style-name="P4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2" svg:font-family="Tahoma"/>
    <style:font-face style:name="Arial Unicode MS" svg:font-family="'Arial Unicode MS'" style:font-pitch="variable"/>
    <style:font-face style:name="MS Mincho" svg:font-family="'MS Mincho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Heading_20_4" style:display-name="Heading 4" style:family="paragraph" style:parent-style-name="Heading" style:next-style-name="Text_20_body" style:class="text" style:default-outline-level="4">
      <style:text-properties style:font-name="Times New Roman" fo:font-size="12pt" fo:font-weight="bold" style:font-name-asian="Arial Unicode MS1" style:font-size-asian="12pt" style:font-weight-asian="bold" style:font-name-complex="Tahoma1" style:font-size-complex="12pt" style:font-weight-complex="bold"/>
    </style:style>
    <style:style style:name="List" style:family="paragraph" style:parent-style-name="Text_20_body" style:class="list">
      <style:text-properties style:font-name-complex="Tahoma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HTML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7$Build-9044</meta:generator>
    <meta:initial-creator>Tony De Keizer</meta:initial-creator>
    <meta:creation-date>2006-08-09T14:03:22</meta:creation-date>
    <dc:creator>Tony De Keizer</dc:creator>
    <dc:date>2007-01-25T11:15:35</dc:date>
    <dc:language>en-US</dc:language>
    <meta:editing-cycles>18</meta:editing-cycles>
    <meta:editing-duration>PT8H23M48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8" meta:word-count="18" meta:character-count="116"/>
  </office:meta>
</office:document-meta>
</file>